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ucan_stats" table:style-name="ta1">
        <table:shapes>
          <draw:frame draw:z-index="0" draw:style-name="gr1" draw:text-style-name="P1" svg:width="747.98pt" svg:height="364.59pt" svg:x="514.03pt" svg:y="72.11pt">
            <loext:p draw:notify-on-update-of-ranges="toucan_stats.G1:toucan_stats.G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matrix-columns-spanned="1" table:number-matrix-rows-spanned="30" table:formula="of:=FREQUENCY([.A1:.A1000];[.F1:.F29])"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in</text:p>
          </table:table-cell>
          <table:table-cell table:formula="of:=MIN([.A1:.A1000]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/>
          <table:table-cell table:formula="of:=SUM([.G2:.G30])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x</text:p>
          </table:table-cell>
          <table:table-cell table:formula="of:=MAX([.A1:.A1000])" office:value-type="float" office:value="29" calcext:value-type="float">
            <text:p>2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2-09T13:06:26.125541588</dc:date>
    <meta:editing-duration>PT43M48S</meta:editing-duration>
    <meta:editing-cycles>6</meta:editing-cycles>
    <meta:generator>LibreOffice/5.3.6.1$Linux_X86_64 LibreOffice_project/30$Build-1</meta:generator>
    <meta:document-statistic meta:table-count="1" meta:cell-count="10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use-zero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388cm" svg:height="12.863cm" xlink:href=".." xlink:type="simple" chart:class="chart:bar" chart:style-name="ch1">
        <chart:title svg:x="10.438cm" svg:y="0.392cm" chart:style-name="ch2">
          <text:p>Toucan Survival Histogram</text:p>
        </chart:title>
        <chart:subtitle svg:x="11.311cm" svg:y="1.403cm" chart:style-name="ch3">
          <text:p>~50% die on day one</text:p>
        </chart:subtitle>
        <chart:plot-area chart:style-name="ch4" table:cell-range-address="toucan_stats.G1:toucan_stats.G30" svg:x="1.486cm" svg:y="2.315cm" svg:width="24.375cm" svg:height="9.362cm">
          <chartooo:coordinate-region svg:x="2.293cm" svg:y="2.489cm" svg:width="23.568cm" svg:height="8.594cm"/>
          <chart:axis chart:dimension="x" chart:name="primary-x" chart:style-name="ch5">
            <chart:title svg:x="13.272cm" svg:y="11.934cm" chart:style-name="ch6">
              <text:p>days</text:p>
            </chart:title>
          </chart:axis>
          <chart:axis chart:dimension="y" chart:name="primary-y" chart:style-name="ch7">
            <chart:title svg:x="0.451cm" svg:y="7.794cm" chart:style-name="ch8">
              <text:p># Toucans</text:p>
            </chart:title>
            <chart:grid chart:style-name="ch9" chart:class="major"/>
          </chart:axis>
          <chart:series chart:style-name="ch10" chart:values-cell-range-address="toucan_stats.G1:toucan_stats.G30" chart:class="chart:bar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5">
                <text:p>495</text:p>
                <draw:g>
                  <svg:desc>toucan_stats.G1:toucan_stats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